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29cm" fo:min-width="2.93cm"/>
    </style:style>
    <style:style style:name="gr2" style:family="graphic" style:parent-style-name="standard">
      <style:graphic-properties draw:textarea-horizontal-align="justify" draw:textarea-vertical-align="middle" draw:auto-grow-height="false" fo:min-height="3.687cm" fo:min-width="3.437cm"/>
    </style:style>
    <style:style style:name="gr3" style:family="graphic" style:parent-style-name="standard">
      <style:graphic-properties draw:textarea-horizontal-align="justify" draw:textarea-vertical-align="middle" draw:auto-grow-height="false" fo:min-height="2.894cm" fo:min-width="2.644cm"/>
    </style:style>
    <style:style style:name="gr4" style:family="graphic" style:parent-style-name="standard">
      <style:graphic-properties draw:textarea-horizontal-align="justify" draw:textarea-vertical-align="middle" draw:auto-grow-height="false" fo:min-height="1.736cm" fo:min-width="4.4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color="#ffffff"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color="#ffffff" fo:font-weight="bold" style:font-weight-asian="bold" style:font-weight-complex="bold"/>
    </style:style>
    <style:style style:name="T1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ffff" fo:font-size="12pt" style:font-size-asian="12pt" style:font-size-complex="12pt"/>
    </style:style>
    <style:style style:name="T4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29cm" svg:height="1.778cm" svg:x="8.977cm" svg:y="9.817cm">
          <text:p text:style-name="P1"><text:span text:style-name="T1">INPU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3.937cm" svg:height="3.937cm" svg:x="13.033cm" svg:y="8.547cm">
          <text:p text:style-name="P1"><text:span text:style-name="T2">Walltime Zero:</text:span><text:span text:style-name="T3"><text:line-break/></text:span><text:span text:style-name="T3"><text:line-break/></text:span><text:span text:style-name="T3">- Exibe intenções</text:span></text:p>
          <text:p text:style-name="P1"><text:span text:style-name="T3">de compra.</text:span><text:span text:style-name="T3"><text:line-break/></text:span><text:span text:style-name="T3">- Observa</text:span><text:span text:style-name="T3"><text:line-break/></text:span><text:span text:style-name="T3">Blockchain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draw:layer="layout" svg:width="3.429cm" svg:height="1.778cm" svg:x="17.478cm" svg:y="9.818cm">
          <text:p text:style-name="P4"><text:span text:style-name="T2">OUTPU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4.446cm" svg:height="4.446cm" svg:x="21.414cm" svg:y="8.546cm">
          <text:p text:style-name="P1"><text:span text:style-name="T3">Realiza</text:span></text:p>
          <text:p text:style-name="P1"><text:span text:style-name="T3">transferência</text:span></text:p>
          <text:p text:style-name="P1"><text:span text:style-name="T3">em Reais (R$)</text:span><text:span text:style-name="T3"><text:line-break/></text:span><text:span text:style-name="T3">entre</text:span><text:span text:style-name="T3"><text:line-break/></text:span><text:span text:style-name="T3">usuári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5.127cm" svg:height="2.2cm" svg:x="3.334cm" svg:y="8.366cm">
          <text:p text:style-name="P6"><text:span text:style-name="T4">Fiat Money </text:span><text:span text:style-name="T4">($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5.127cm" svg:height="2.2cm" svg:x="3.334cm" svg:y="10.779cm">
          <text:p text:style-name="P6"><text:span text:style-name="T4">Informaçõ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1T23:22:53.144865050</meta:creation-date>
    <dc:date>2019-11-21T23:46:28.799338567</dc:date>
    <meta:editing-duration>PT12M44S</meta:editing-duration>
    <meta:editing-cycles>6</meta:editing-cycles>
    <meta:generator>LibreOffice/6.2.8.2$Linux_X86_64 LibreOffice_project/20$Build-2</meta:generator>
    <meta:document-statistic meta:object-count="6"/>
  </office:meta>
</office:document-meta>
</file>